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c9211e" loext:opacity="100%" officeooo:rsid="000741e6" officeooo:paragraph-rsid="000741e6"/>
    </style:style>
    <style:style style:name="P2" style:family="paragraph" style:parent-style-name="Text_20_body">
      <style:text-properties officeooo:rsid="000741e6" officeooo:paragraph-rsid="000741e6"/>
    </style:style>
    <style:style style:name="P3" style:family="paragraph" style:parent-style-name="Text_20_body">
      <style:text-properties officeooo:paragraph-rsid="000b8321"/>
    </style:style>
    <style:style style:name="P4" style:family="paragraph" style:parent-style-name="Text_20_body">
      <style:text-properties officeooo:rsid="000d7596" officeooo:paragraph-rsid="000d7596"/>
    </style:style>
    <style:style style:name="P5" style:family="paragraph" style:parent-style-name="Text_20_body">
      <style:text-properties officeooo:rsid="00102612" officeooo:paragraph-rsid="00102612"/>
    </style:style>
    <style:style style:name="P6" style:family="paragraph" style:parent-style-name="Text_20_body">
      <style:text-properties officeooo:rsid="0011a0c0" officeooo:paragraph-rsid="0011a0c0"/>
    </style:style>
    <style:style style:name="P7" style:family="paragraph" style:parent-style-name="Text_20_body">
      <style:text-properties officeooo:paragraph-rsid="0011a0c0"/>
    </style:style>
    <style:style style:name="P8" style:family="paragraph" style:parent-style-name="Text_20_body">
      <style:text-properties officeooo:paragraph-rsid="00102612"/>
    </style:style>
    <style:style style:name="P9" style:family="paragraph" style:parent-style-name="Text_20_body">
      <style:text-properties officeooo:rsid="00126868" officeooo:paragraph-rsid="00126868"/>
    </style:style>
    <style:style style:name="P10" style:family="paragraph" style:parent-style-name="Text_20_body">
      <style:text-properties officeooo:rsid="0013c715" officeooo:paragraph-rsid="0013c715"/>
    </style:style>
    <style:style style:name="P11" style:family="paragraph" style:parent-style-name="Text_20_body">
      <style:text-properties officeooo:rsid="00140f2b" officeooo:paragraph-rsid="00140f2b"/>
    </style:style>
    <style:style style:name="P12" style:family="paragraph" style:parent-style-name="Text_20_body">
      <style:text-properties officeooo:rsid="0015c887" officeooo:paragraph-rsid="0015c887"/>
    </style:style>
    <style:style style:name="P13" style:family="paragraph" style:parent-style-name="Text_20_body">
      <style:text-properties officeooo:rsid="0016d4f8" officeooo:paragraph-rsid="0016d4f8"/>
    </style:style>
    <style:style style:name="P14" style:family="paragraph" style:parent-style-name="Text_20_body">
      <style:text-properties officeooo:paragraph-rsid="0015c887"/>
    </style:style>
    <style:style style:name="P15" style:family="paragraph" style:parent-style-name="Text_20_body">
      <style:text-properties officeooo:rsid="000ea2c2" officeooo:paragraph-rsid="000ea2c2"/>
    </style:style>
    <style:style style:name="P16" style:family="paragraph" style:parent-style-name="Text_20_body">
      <style:text-properties officeooo:rsid="001db6ae" officeooo:paragraph-rsid="001db6ae"/>
    </style:style>
    <style:style style:name="P17" style:family="paragraph" style:parent-style-name="Text_20_body">
      <style:text-properties officeooo:rsid="00201519" officeooo:paragraph-rsid="00201519"/>
    </style:style>
    <style:style style:name="P18" style:family="paragraph" style:parent-style-name="Text_20_body">
      <style:text-properties officeooo:paragraph-rsid="0004e75c"/>
    </style:style>
    <style:style style:name="P19" style:family="paragraph" style:parent-style-name="Text_20_body">
      <style:text-properties officeooo:paragraph-rsid="00018f6d"/>
    </style:style>
    <style:style style:name="P20" style:family="paragraph" style:parent-style-name="Text_20_body">
      <style:text-properties officeooo:rsid="0018e07c" officeooo:paragraph-rsid="0018e07c"/>
    </style:style>
    <style:style style:name="P21" style:family="paragraph" style:parent-style-name="Text_20_body">
      <style:text-properties officeooo:rsid="0021bd94" officeooo:paragraph-rsid="0021bd94"/>
    </style:style>
    <style:style style:name="P22" style:family="paragraph" style:parent-style-name="Preformatted_20_Text">
      <style:paragraph-properties fo:margin-left="1.251cm" fo:margin-right="0cm" fo:text-indent="0cm" style:auto-text-indent="false"/>
      <style:text-properties fo:font-size="8pt" style:font-size-asian="8pt" style:font-size-complex="8pt"/>
    </style:style>
    <style:style style:name="P23" style:family="paragraph" style:parent-style-name="Preformatted_20_Text">
      <style:paragraph-properties fo:margin-left="1.251cm" fo:margin-right="0cm" fo:text-indent="0cm" style:auto-text-indent="false"/>
      <style:text-properties fo:font-size="8pt" officeooo:paragraph-rsid="0015c887" style:font-size-asian="8pt" style:font-size-complex="8pt"/>
    </style:style>
    <style:style style:name="P24" style:family="paragraph" style:parent-style-name="Preformatted_20_Text">
      <style:paragraph-properties fo:margin-left="2.501cm" fo:margin-right="0cm" fo:text-indent="0cm" style:auto-text-indent="false"/>
    </style:style>
    <style:style style:name="P25" style:family="paragraph" style:parent-style-name="Preformatted_20_Text">
      <style:text-properties fo:font-size="8pt" style:font-size-asian="8pt" style:font-size-complex="8pt"/>
    </style:style>
    <style:style style:name="P26" style:family="paragraph" style:parent-style-name="Heading_20_1">
      <style:text-properties officeooo:rsid="00201519" officeooo:paragraph-rsid="00201519"/>
    </style:style>
    <style:style style:name="P27" style:family="paragraph" style:parent-style-name="Heading_20_1">
      <style:text-properties officeooo:paragraph-rsid="0003773a"/>
    </style:style>
    <style:style style:name="P28" style:family="paragraph" style:parent-style-name="Heading_20_1">
      <style:text-properties officeooo:rsid="0021bd94" officeooo:paragraph-rsid="0021bd94"/>
    </style:style>
    <style:style style:name="P29" style:family="paragraph" style:parent-style-name="Preformatted_20_Text" style:list-style-name="L3"/>
    <style:style style:name="P30" style:family="paragraph" style:parent-style-name="Preformatted_20_Text" style:list-style-name="L5"/>
    <style:style style:name="P31" style:family="paragraph" style:parent-style-name="Preformatted_20_Text" style:list-style-name="L6"/>
    <style:style style:name="P32" style:family="paragraph" style:parent-style-name="Preformatted_20_Text" style:list-style-name="L6">
      <style:text-properties officeooo:paragraph-rsid="001d49c4"/>
    </style:style>
    <style:style style:name="P33" style:family="paragraph" style:parent-style-name="Preformatted_20_Text" style:list-style-name="L7"/>
    <style:style style:name="P34" style:family="paragraph" style:parent-style-name="Preformatted_20_Text" style:list-style-name="L8"/>
    <style:style style:name="P35" style:family="paragraph" style:parent-style-name="Preformatted_20_Text" style:list-style-name="L9"/>
    <style:style style:name="P36" style:family="paragraph" style:parent-style-name="Preformatted_20_Text" style:list-style-name="L6">
      <style:text-properties officeooo:rsid="002416bd" officeooo:paragraph-rsid="002416bd"/>
    </style:style>
    <style:style style:name="P37" style:family="paragraph" style:parent-style-name="Text_20_body" style:list-style-name="L1">
      <style:text-properties officeooo:rsid="00201519" officeooo:paragraph-rsid="00201519"/>
    </style:style>
    <style:style style:name="P38" style:family="paragraph" style:parent-style-name="Text_20_body" style:list-style-name="L1">
      <style:text-properties officeooo:rsid="0022ad32" officeooo:paragraph-rsid="0022ad32"/>
    </style:style>
    <style:style style:name="P39" style:family="paragraph" style:parent-style-name="Text_20_body" style:list-style-name="L1">
      <style:text-properties officeooo:rsid="0020f04b" officeooo:paragraph-rsid="0020f04b"/>
    </style:style>
    <style:style style:name="P40" style:family="paragraph" style:parent-style-name="Text_20_body" style:list-style-name="L2">
      <style:text-properties officeooo:paragraph-rsid="0003773a"/>
    </style:style>
    <style:style style:name="P41" style:family="paragraph" style:parent-style-name="Text_20_body" style:list-style-name="L3">
      <style:text-properties officeooo:rsid="000b8321" officeooo:paragraph-rsid="0015c887"/>
    </style:style>
    <style:style style:name="P42" style:family="paragraph" style:parent-style-name="Text_20_body" style:list-style-name="L3">
      <style:text-properties officeooo:rsid="000b8321" officeooo:paragraph-rsid="0016d4f8"/>
    </style:style>
    <style:style style:name="P43" style:family="paragraph" style:parent-style-name="Text_20_body" style:list-style-name="L4">
      <style:text-properties officeooo:rsid="000b8321" officeooo:paragraph-rsid="000b8321"/>
    </style:style>
    <style:style style:name="P44" style:family="paragraph" style:parent-style-name="Text_20_body" style:list-style-name="L4">
      <style:text-properties officeooo:paragraph-rsid="000741e6"/>
    </style:style>
    <style:style style:name="P45" style:family="paragraph" style:parent-style-name="Text_20_body" style:list-style-name="L4">
      <style:text-properties officeooo:rsid="000741e6" officeooo:paragraph-rsid="000741e6"/>
    </style:style>
    <style:style style:name="P46" style:family="paragraph" style:parent-style-name="Text_20_body" style:list-style-name="L4">
      <style:text-properties officeooo:rsid="000741e6" officeooo:paragraph-rsid="000823ed"/>
    </style:style>
    <style:style style:name="P47" style:family="paragraph" style:parent-style-name="Text_20_body" style:list-style-name="L4">
      <style:text-properties officeooo:rsid="000823ed" officeooo:paragraph-rsid="000823ed"/>
    </style:style>
    <style:style style:name="P48" style:family="paragraph" style:parent-style-name="Text_20_body" style:list-style-name="L4">
      <style:text-properties officeooo:rsid="0015c887" officeooo:paragraph-rsid="0015c887"/>
    </style:style>
    <style:style style:name="P49" style:family="paragraph" style:parent-style-name="Text_20_body" style:list-style-name="L5">
      <style:text-properties officeooo:paragraph-rsid="0015c887"/>
    </style:style>
    <style:style style:name="P50" style:family="paragraph" style:parent-style-name="Text_20_body" style:list-style-name="L5">
      <style:text-properties officeooo:rsid="000d7596" officeooo:paragraph-rsid="000d7596"/>
    </style:style>
    <style:style style:name="P51" style:family="paragraph" style:parent-style-name="Text_20_body" style:list-style-name="L5">
      <style:text-properties officeooo:rsid="000e39ef" officeooo:paragraph-rsid="000e39ef"/>
    </style:style>
    <style:style style:name="P52" style:family="paragraph" style:parent-style-name="Text_20_body" style:list-style-name="L6">
      <style:text-properties officeooo:rsid="000ea2c2" officeooo:paragraph-rsid="000ea2c2"/>
    </style:style>
    <style:style style:name="P53" style:family="paragraph" style:parent-style-name="Text_20_body" style:list-style-name="L6">
      <style:text-properties officeooo:rsid="001afc26" officeooo:paragraph-rsid="001afc26"/>
    </style:style>
    <style:style style:name="P54" style:family="paragraph" style:parent-style-name="Text_20_body" style:list-style-name="L6">
      <style:text-properties officeooo:rsid="001a051a" officeooo:paragraph-rsid="001a051a"/>
    </style:style>
    <style:style style:name="P55" style:family="paragraph" style:parent-style-name="Text_20_body" style:list-style-name="L6">
      <style:text-properties officeooo:rsid="001d49c4" officeooo:paragraph-rsid="001d49c4"/>
    </style:style>
    <style:style style:name="P56" style:family="paragraph" style:parent-style-name="Text_20_body" style:list-style-name="L7">
      <style:text-properties officeooo:rsid="0013c715" officeooo:paragraph-rsid="0013c715"/>
    </style:style>
    <style:style style:name="P57" style:family="paragraph" style:parent-style-name="Text_20_body" style:list-style-name="L7">
      <style:text-properties officeooo:rsid="0013d07e" officeooo:paragraph-rsid="0013d07e"/>
    </style:style>
    <style:style style:name="P58" style:family="paragraph" style:parent-style-name="Text_20_body" style:list-style-name="L8">
      <style:text-properties officeooo:rsid="0011a0c0" officeooo:paragraph-rsid="0011a0c0"/>
    </style:style>
    <style:style style:name="P59" style:family="paragraph" style:parent-style-name="Text_20_body" style:list-style-name="L8">
      <style:text-properties officeooo:rsid="00126868" officeooo:paragraph-rsid="00126868"/>
    </style:style>
    <style:style style:name="P60" style:family="paragraph" style:parent-style-name="Text_20_body" style:list-style-name="L9">
      <style:text-properties officeooo:rsid="00126868" officeooo:paragraph-rsid="00126868"/>
    </style:style>
    <style:style style:name="P61" style:family="paragraph" style:parent-style-name="Text_20_body" style:list-style-name="L10">
      <style:text-properties officeooo:rsid="0016d4f8" officeooo:paragraph-rsid="0016d4f8"/>
    </style:style>
    <style:style style:name="T1" style:family="text">
      <style:text-properties officeooo:rsid="000823ed"/>
    </style:style>
    <style:style style:name="T2" style:family="text">
      <style:text-properties officeooo:rsid="000b8321"/>
    </style:style>
    <style:style style:name="T3" style:family="text">
      <style:text-properties officeooo:rsid="000d7596"/>
    </style:style>
    <style:style style:name="T4" style:family="text">
      <style:text-properties officeooo:rsid="000ec811"/>
    </style:style>
    <style:style style:name="T5" style:family="text">
      <style:text-properties style:font-name="Liberation Sans" fo:font-size="16.1000003814697pt" fo:font-weight="bold" officeooo:rsid="000ec811" style:font-name-asian="Microsoft YaHei" style:font-size-asian="16.1000003814697pt" style:font-weight-asian="bold" style:font-name-complex="Lucida Sans" style:font-size-complex="16.1000003814697pt" style:font-weight-complex="bold"/>
    </style:style>
    <style:style style:name="T6" style:family="text">
      <style:text-properties style:font-name="Liberation Sans" fo:font-size="18.2000007629395pt" fo:font-weight="bold" officeooo:rsid="00178ab6" style:font-name-asian="Microsoft YaHei" style:font-size-asian="18.2000007629395pt" style:font-weight-asian="bold" style:font-name-complex="Lucida Sans" style:font-size-complex="18.2000007629395pt" style:font-weight-complex="bold"/>
    </style:style>
    <style:style style:name="T7" style:family="text">
      <style:text-properties style:font-name="Liberation Sans" fo:font-size="18.2000007629395pt" fo:font-weight="bold" officeooo:rsid="001feb3f" style:font-name-asian="Microsoft YaHei" style:font-size-asian="18.2000007629395pt" style:font-weight-asian="bold" style:font-name-complex="Lucida Sans" style:font-size-complex="18.2000007629395pt" style:font-weight-complex="bold"/>
    </style:style>
    <style:style style:name="T8" style:family="text">
      <style:text-properties style:font-name="Liberation Sans" fo:font-size="28pt" fo:font-weight="bold" officeooo:rsid="00201519" style:font-name-asian="Microsoft YaHei" style:font-size-asian="28pt" style:font-weight-asian="bold" style:font-name-complex="Lucida Sans" style:font-size-complex="28pt" style:font-weight-complex="bold"/>
    </style:style>
    <style:style style:name="T9" style:family="text">
      <style:text-properties officeooo:rsid="00102612"/>
    </style:style>
    <style:style style:name="T10" style:family="text">
      <style:text-properties officeooo:rsid="0011a0c0"/>
    </style:style>
    <style:style style:name="T11" style:family="text">
      <style:text-properties officeooo:rsid="00126868"/>
    </style:style>
    <style:style style:name="T12" style:family="text">
      <style:text-properties officeooo:rsid="00159067"/>
    </style:style>
    <style:style style:name="T13" style:family="text">
      <style:text-properties officeooo:rsid="0015c887"/>
    </style:style>
    <style:style style:name="T14" style:family="text">
      <style:text-properties officeooo:rsid="00168058"/>
    </style:style>
    <style:style style:name="T15" style:family="text">
      <style:text-properties officeooo:rsid="00178ab6"/>
    </style:style>
    <style:style style:name="T16" style:family="text">
      <style:text-properties officeooo:rsid="0003773a"/>
    </style:style>
    <style:style style:name="T17" style:family="text">
      <style:text-properties officeooo:rsid="001d49c4"/>
    </style:style>
    <style:style style:name="T18" style:family="text">
      <style:text-properties officeooo:rsid="001feb3f"/>
    </style:style>
    <style:style style:name="T19" style:family="text">
      <style:text-properties style:font-name="Liberation Mono" fo:font-size="10pt" officeooo:rsid="001feb3f" style:font-name-asian="NSimSun1" style:font-size-asian="10pt" style:font-name-complex="Liberation Mono" style:font-size-complex="10pt"/>
    </style:style>
    <style:style style:name="T20" style:family="text">
      <style:text-properties style:font-name="Liberation Mono" fo:font-size="10pt" officeooo:rsid="0023dffc" style:font-name-asian="NSimSun1" style:font-size-asian="10pt" style:font-name-complex="Liberation Mono" style:font-size-complex="10pt"/>
    </style:style>
    <style:style style:name="T21" style:family="text">
      <style:text-properties officeooo:rsid="00201519"/>
    </style:style>
    <style:style style:name="T22" style:family="text">
      <style:text-properties fo:color="#c9211e" loext:opacity="100%" officeooo:rsid="0004e75c"/>
    </style:style>
    <style:style style:name="T23" style:family="text">
      <style:text-properties fo:color="#c9211e" loext:opacity="100%" officeooo:rsid="00201519"/>
    </style:style>
    <style:style style:name="T24" style:family="text">
      <style:text-properties officeooo:rsid="00018f6d"/>
    </style:style>
    <style:style style:name="T25" style:family="text">
      <style:text-properties officeooo:rsid="00069f60"/>
    </style:style>
    <style:style style:name="T26" style:family="text">
      <style:text-properties officeooo:rsid="0020f04b"/>
    </style:style>
    <style:style style:name="T27" style:family="text">
      <style:text-properties officeooo:rsid="000741e6"/>
    </style:style>
    <style:style style:name="T28" style:family="text">
      <style:text-properties fo:font-size="8pt" style:font-size-asian="8pt" style:font-size-complex="8pt"/>
    </style:style>
    <style:style style:name="T29" style:family="text">
      <style:text-properties officeooo:rsid="0022ad32"/>
    </style:style>
    <style:style style:name="T30" style:family="text">
      <style:text-properties officeooo:rsid="0023dffc"/>
    </style:style>
    <style:style style:name="T31" style:family="text">
      <style:text-properties officeooo:rsid="002416bd"/>
    </style:style>
    <style:style style:name="T32" style:family="text">
      <style:text-properties officeooo:rsid="002460d6"/>
    </style:style>
    <style:style style:name="T33" style:family="text">
      <style:text-properties officeooo:rsid="002589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stal·lació <text:span text:style-name="T8">Demo</text:span> FIRe 2.3</text:p>
      <text:h text:style-name="P26" text:outline-level="1">Introducció</text:h>
      <text:p text:style-name="P17">Aquest document és una guia per la instal·lació de la DEMO proporcionada per el Kit d’Integració proporcionat per FIRe 2.3 per tal testejar el plugin de firma web FIRe de PortaFIB.</text:p>
      <text:h text:style-name="P26" text:outline-level="1">Prerequisits</text:h>
      <text:p text:style-name="P17">Per tal de procedir a la instal·lació cal comptar amb el següent:</text:p>
      <text:list xml:id="list3347088243" text:style-name="L1">
        <text:list-item>
          <text:p text:style-name="P37">Kit d’Integració de FIRe 2.3b (<text:a xlink:type="simple" xlink:href="https://administracionelectronica.gob.es/ctt/fire/descargas" text:style-name="Internet_20_link" text:visited-style-name="Visited_20_Internet_20_Link">https://administracionelectronica.gob.es/ctt/fire/descargas</text:a>)</text:p>
        </text:list-item>
        <text:list-item>
          <text:p text:style-name="P37">JDK 1.7 mínim, recomanat JDK 1.8</text:p>
        </text:list-item>
        <text:list-item>
          <text:p text:style-name="P37">Logo de l’entitat (mides recomandes 100-1<text:span text:style-name="T29">6</text:span>0 pixes d’amplada, 50-<text:span text:style-name="T29">10</text:span>0 d’alçada)</text:p>
        </text:list-item>
        <text:list-item>
          <text:p text:style-name="P37">Certificat per autenticació amb clau privada en format PKCS12, o bé en format JKS (dins un keystore amb un únic certificat, i el password del keystore i la del certificat ha de coincidir)</text:p>
        </text:list-item>
        <text:list-item>
          <text:p text:style-name="P38">PortaFIB 2.0.13 o superior</text:p>
        </text:list-item>
        <text:list-item>
          <text:p text:style-name="P39">Opcionalment, base de dades Oracle o MySQL (també és possible amb Postgresql)</text:p>
        </text:list-item>
      </text:list>
      <text:h text:style-name="P27" text:outline-level="1"><text:span text:style-name="T7">Configuració</text:span><text:span text:style-name="T6"> TOMCAT</text:span></text:h>
      <text:p text:style-name="P18"><text:span text:style-name="T22">ALERTA! La versió de DEMO ve sobre apache-tomcat 8.0.20, </text:span><text:span text:style-name="T23">una versió ja obsoleta. Per posar un servei en producció caldria migrar a apache-tomcat 8.5.x, atès que la sèrie 8.0.x ja no és manté.</text:span></text:p>
      <text:p text:style-name="P19"><text:span text:style-name="T21">De dins el kit d’integració de FIRe, directori Tomcat_Prueba, agafar el fitxer </text:span><text:span text:style-name="T24"><text:s/>«apache-tomcat-8.0.20_fire_2_3.zip», </text:span><text:span text:style-name="T21">i descomprimir-lo a l’entorn de feina. Ens referirem el directori creat com TOMCAT. </text:span></text:p>
      <text:p text:style-name="P17">Realitzar els següents ajusts:</text:p>
      <text:list xml:id="list3286265854" text:style-name="L2">
        <text:list-item>
          <text:p text:style-name="P40"><text:span text:style-name="T16">Crear setenv.bat/setenv.sh dins TOMCAT/bin per fixar variable JAVA_HOME </text:span><text:span text:style-name="T21">perquè faci referència al JDK. Aquesta versió de TOMCAT requereix JDK 1.7 o 1.8.</text:span></text:p>
        </text:list-item>
        <text:list-item>
          <text:p text:style-name="P40"><text:span text:style-name="T21">Dins el mateix fitxer podem </text:span><text:span text:style-name="T16">opcionalment </text:span><text:span text:style-name="T21">fixar la variable </text:span><text:span text:style-name="T16">CATALINA_OPTS si volem fixar flags de la màquina virtual.</text:span></text:p>
        </text:list-item>
        <text:list-item>
          <text:p text:style-name="P40"><text:span text:style-name="T16">Editar TOMCAT/conf/server.xml per fer esc</text:span><text:span text:style-name="T17">ó</text:span><text:span text:style-name="T16">rrer els ports si és necessari. Per exemple posar un 1 davant tots, ... 18005, 18080, 18443, 18009. </text:span><text:span text:style-name="T25">Per defecte els ports s’obriran a totes les adreces.</text:span></text:p>
        </text:list-item>
      </text:list>
      <text:p text:style-name="P1">Dins la carpeta TOMCAT/webapps/ es pot esborrar ROOT/ i docs/ que es corresponen amb el context / i /docs, o en qualsevol cas, tenir en compte que aquestes no haurien d’exposar-se. També tenir en compte que els contexts /manager i /host-manager no haurien d’exposar-se.</text:p>
      <text:h text:style-name="Heading_20_1" text:outline-level="1"><text:bookmark-start text:name="__RefHeading___Toc396_120112900"/><text:soft-page-break/>Extreure certificat per donar d’alta aplicació<text:bookmark-end text:name="__RefHeading___Toc396_120112900"/></text:h>
      <text:p text:style-name="P14"><text:span text:style-name="T13">Les aplicacions que fan </text:span><text:span text:style-name="T18">ús</text:span><text:span text:style-name="T13"> de FIRe han de tenir un certificat digital per autenticar-se. La part pública d’aquest certificat s’ha de registrar dins FIRe per assignar un identificador d’aplicació (appId).</text:span></text:p>
      <text:p text:style-name="P12">Es pot emprar tant un magatzem JKS (amb un certificat que ha de tenir la mateixa clau que el magatzem), o un magatzem PKCS12.</text:p>
      <text:p text:style-name="P14"><text:span text:style-name="T13">Per extreure la part pública del </text:span><text:span text:style-name="T18">certificat</text:span><text:span text:style-name="T13"> en Base 64 que necessitarem per registrar l’aplicació, ca</text:span><text:span text:style-name="T18">l</text:span><text:span text:style-name="T13"> fer les següents passes:</text:span></text:p>
      <text:list xml:id="list3585678212" text:style-name="L3">
        <text:list-item>
          <text:p text:style-name="P41">Si tenim el magatzem en JKS el passam primer a PKCS12:</text:p>
          <text:list>
            <text:list-item>
              <text:p text:style-name="P29">keytool -importkeystore -srckeystore proves.jks -destkeystore proves.p12 <text:s/>-srcstoretype jks <text:s/>-deststoretype pkcs12</text:p>
            </text:list-item>
          </text:list>
        </text:list-item>
      </text:list>
      <text:p text:style-name="Preformatted_20_Text"/>
      <text:list xml:id="list145316149350343" text:continue-numbering="true" text:style-name="L3">
        <text:list-item>
          <text:p text:style-name="P42">Si ja teníem el certificat en PKCS12, o després de fer la passa anterior, extreim la clau pública en format PEM <text:span text:style-name="T30">utilitzant una de les dues comandes seüents</text:span>:</text:p>
          <text:list>
            <text:list-item>
              <text:p text:style-name="P29">openssl pkcs12 -in proves.p12 -out proves.pem -clcerts -nokeys</text:p>
            </text:list-item>
            <text:list-item>
              <text:p text:style-name="P29">keytool -exportcert -alias ???? -keystore <text:span text:style-name="T20">proves</text:span>.p12 -storepass ????? -storetype pkcs12 -rfc -file <text:span text:style-name="T20">proves</text:span>.pem</text:p>
            </text:list-item>
          </text:list>
        </text:list-item>
      </text:list>
      <text:p text:style-name="Preformatted_20_Text"/>
      <text:p text:style-name="P3"><text:span text:style-name="T2">El que hi ha entre «-----BEGIN CERTIFICATE-----» i «-----END CERTIFICATE-----» </text:span><text:span text:style-name="T13">del fitxer PEM </text:span><text:span text:style-name="T2">és la clau pública en BASE64 que necessitarem per donar d’alta l’aplicació.</text:span></text:p>
      <text:h text:style-name="Heading_20_1" text:outline-level="1"><text:bookmark-start text:name="__RefHeading___Toc398_120112900"/><text:span text:style-name="T13">Registrar aplicació </text:span>amb base de dades<text:bookmark-end text:name="__RefHeading___Toc398_120112900"/></text:h>
      <text:p text:style-name="P2">Si s’han de donar d’alta varies aplicacions que facin servir el component FIRe, cal:</text:p>
      <text:list xml:id="list3314773485" text:style-name="L4">
        <text:list-item>
          <text:p text:style-name="P44"><text:span text:style-name="T27">Crear la base de dades amb els scripts </text:span><text:span text:style-name="T26">01_fire_ddl.sql i 02_fire_insert.sql</text:span><text:span text:style-name="T27"> </text:span><text:span text:style-name="T26">(directori BD/Oracle o BD/MySQL del kit d’integració). Els scripts es poden migrar també a PostgreSQL.</text:span></text:p>
        </text:list-item>
        <text:list-item>
          <text:p text:style-name="P45">Copiar el driver <text:span text:style-name="T26">JDBC </text:span>corresponent dins TOMCAT/lib <text:span text:style-name="T3">(ve preinstal·lat el de MySQL que es pot eliminar si no s’empra)</text:span></text:p>
        </text:list-item>
        <text:list-item>
          <text:p text:style-name="P46">Dins els directori TOMCAT/webapps/fire_config, editar <text:span text:style-name="T1">els fitxers </text:span>admin_config.properties i config.properties <text:span text:style-name="T1">i fixar les propietats:</text:span></text:p>
          <text:list>
            <text:list-item>
              <text:p text:style-name="P47">bbdd.driver amb el nom de la classe del driver</text:p>
            </text:list-item>
            <text:list-item>
              <text:p text:style-name="P47">bdd.conn <text:s/>amb la cadena de connexió JDBC</text:p>
            </text:list-item>
          </text:list>
        </text:list-item>
        <text:list-item>
          <text:p text:style-name="P43">Iniciar el servidor amb startup.bat/.sh de dins TOMCAT/bin.</text:p>
        </text:list-item>
        <text:list-item>
          <text:p text:style-name="P48">Donar d’alta amb l’aplicació. FIRe proporciona el Manual d’Administrador, però en qualsevol cas bàsicament cal fer el següent:</text:p>
          <text:list>
            <text:list-item>
              <text:p text:style-name="P43">Accedir a <text:a xlink:type="simple" xlink:href="http://localhost:18080/fire-admin-jsp/" text:style-name="Internet_20_link" text:visited-style-name="Visited_20_Internet_20_Link">http://localhost:18080/fire-admin-jsp/</text:a>, amb l’usuari «admin» i la clau «1111».</text:p>
            </text:list-item>
            <text:list-item>
              <text:p text:style-name="P43">Donar d’alta el certificat i l’aplicació.</text:p>
            </text:list-item>
            <text:list-item>
              <text:p text:style-name="P43">Anotar l’AppId que es genera en donar d’alta l’aplicació.</text:p>
            </text:list-item>
          </text:list>
        </text:list-item>
      </text:list>
      <text:h text:style-name="Heading_20_1" text:outline-level="1"><text:bookmark-start text:name="__RefHeading___Toc400_120112900"/><text:soft-page-break/>Registrar aplicació sense base de dades<text:bookmark-end text:name="__RefHeading___Toc400_120112900"/></text:h>
      <text:p text:style-name="P4">Si només s’ha de connectar una aplicació al component, <text:span text:style-name="T26">com seria el cas de la instal·lació per PortaFIB,</text:span> no cal emprar el mòdul d’administració ni configurar la base de dades. Per tant podem fer el següent:</text:p>
      <text:list xml:id="list1765733385" text:style-name="L5">
        <text:list-item>
          <text:p text:style-name="P50">Opcionalment podem netejar les parts innecessàries:</text:p>
          <text:list>
            <text:list-item>
              <text:p text:style-name="P50">Eliminar de dins TOMCAT/lib el driver JDBC de MySQL</text:p>
            </text:list-item>
            <text:list-item>
              <text:p text:style-name="P50">Eliminar de dins TOMCAT/webapps el WAR fire-admin-jsp.war (i la carpeta fire-admin-jsp/ si ja s’hagués generat)</text:p>
            </text:list-item>
            <text:list-item>
              <text:p text:style-name="P50">Eliminar de dins TOMCAT/webapps/fire_config/ el fitxer admin_config.properties</text:p>
            </text:list-item>
          </text:list>
        </text:list-item>
        <text:list-item>
          <text:p text:style-name="P51">Editar el fitxer TOMCAT/webapps/fire_config/config.properties per:</text:p>
          <text:list>
            <text:list-item>
              <text:p text:style-name="P51">Eliminar les propietats bbdd.driver i bdd.conn</text:p>
            </text:list-item>
            <text:list-item>
              <text:p text:style-name="P51"><text:span text:style-name="T31">Descomentar </text:span>les propietats per identificar l’aplicació <text:span text:style-name="T31">(al final del fitxer)</text:span>: </text:p>
              <text:list>
                <text:list-item>
                  <text:p text:style-name="P30">default.appId=PORTAFIB</text:p>
                </text:list-item>
                <text:list-item>
                  <text:p text:style-name="P30">default.certificate=(<text:span text:style-name="T19">Certificat en </text:span>BASE64 del PEM)</text:p>
                </text:list-item>
              </text:list>
            </text:list-item>
          </text:list>
        </text:list-item>
      </text:list>
      <text:p text:style-name="Preformatted_20_Text"/>
      <text:list xml:id="list145316523735699" text:continue-numbering="true" text:style-name="L5">
        <text:list-item>
          <text:list>
            <text:list-item>
              <text:p text:style-name="P49"><text:span text:style-name="T13">Per codificar els bots de línia correctament dins la propietat default.certif</text:span><text:span text:style-name="T14">i</text:span><text:span text:style-name="T13">cate cal afegir «</text:span><text:span text:style-name="T14">\n» als llocs dels bots de línia, i emprar «\» per evitar posar tota la propietat amb una línia, </text:span><text:span text:style-name="T13">per exemple:</text:span></text:p>
            </text:list-item>
          </text:list>
        </text:list-item>
      </text:list>
      <text:p text:style-name="P23">default.certificate=<text:span text:style-name="T13">\</text:span></text:p>
      <text:p text:style-name="P23">MIIITjCCBzagAwIBAgIQAM5OY3ucjGBdwZ02agAVpjANBgkqhkiG9w0BAQsFADBq\n\</text:p>
      <text:p text:style-name="P22">MQswCQYDVQQGEwJFUzERMA8GA1UECgwIRk5NVC1SQ00xDjAMBgNVBAsMBUNFUkVT\n\</text:p>
      <text:p text:style-name="P22">MRIwEAYDVQQFEwlRMjgyNjAwNEoxJDAiBgNVBAMMG0FDIEFkbWluaXN0cmFjacOz\n\</text:p>
      <text:p text:style-name="P22">....</text:p>
      <text:p text:style-name="P22">O5xW/BQ2AiqPFC53W67RHlHePmVnVw7YtFfUnODhJ6h2xxTNknrD2Ek/VgMjV/ji\n\</text:p>
      <text:p text:style-name="P22">QfuzvpdNRYFwZa8EzZoBY/OIUi7R24Hs44NnaNk+8mV4p3ypWwHv7XpGxu4pj9Wn\n\</text:p>
      <text:p text:style-name="P22">kvSz6EIhREXsnt3YOOrGD58KJWwmBIf1q/mQ6HPv1EV4jzD/lTJL8B2x4njWL24g\n\</text:p>
      <text:p text:style-name="P22">p3oCiimtvy9ZkvmcoPAgiPaE\n</text:p>
      <text:h text:style-name="Heading_20_1" text:outline-level="1">Configurar component central</text:h>
      <text:p text:style-name="P15">Al marge de les configuracions necessàries als punts anteriors ja sigui per emprar base de dades o per emprar una única aplicació, per acabar de configurar el component central cal fer les següents passes que es reflexaran a TOMCAT/webapps/fire_config/config.properties</text:p>
      <text:list xml:id="list709682812" text:style-name="L6">
        <text:list-item>
          <text:p text:style-name="P52">Crear un directori de treball pel component central de firma i fixar la propietat temp.dir <text:span text:style-name="T31">(Aprox. línia 60)</text:span>:</text:p>
          <text:list>
            <text:list-item>
              <text:p text:style-name="P31">temp.dir=<text:a xlink:type="simple" xlink:href="../../../../../../portafib/fire/apache-tomcat-8.0.20_fire_2_3/temp_cc" text:style-name="Internet_20_link" text:visited-style-name="Visited_20_Internet_20_Link">C:/portafib/fire/apache-tomcat-8.0.20_fire_2_3/temp_cc</text:a></text:p>
            </text:list-item>
          </text:list>
        </text:list-item>
      </text:list>
      <text:p text:style-name="Preformatted_20_Text"/>
      <text:list xml:id="list145314682279036" text:continue-numbering="true" text:style-name="L6">
        <text:list-item>
          <text:p text:style-name="P52">Configurar page.title i page.logo. Tenir en compte que el que posem a page.logo s’enviarà talment per tant ha de ser una <text:s/>URL accessible pels clients. Si cream (o no hem <text:span text:style-name="T31">es</text:span>borrat) el directori TOMCAT/webapps/ROOT, el podem posar allà, i definir la propietat com:</text:p>
          <text:list>
            <text:list-item>
              <text:p text:style-name="P36">pages.title=Firma amb FIRe - GOIB</text:p>
            </text:list-item>
            <text:list-item>
              <text:p text:style-name="P31">page<text:span text:style-name="T31">s</text:span>.logo=/logo.png</text:p>
            </text:list-item>
          </text:list>
        </text:list-item>
      </text:list>
      <text:p text:style-name="Preformatted_20_Text"/>
      <text:list xml:id="list145316096314693" text:continue-numbering="true" text:style-name="L6">
        <text:list-item>
          <text:p text:style-name="P53">També podríem ficar-lo directament dins el fire-signature.war, sobreescrivint el fitxer «public/img/general/dms/logo-institucional.png».</text:p>
        </text:list-item>
        <text:list-item>
          <text:p text:style-name="P54"><text:soft-page-break/>Configurar pages.public.url, que és l’adreça a la que es redireccionarà els usuaris quan accedeixin al component. Per tant, si hem de fer proves amb usuaris fora de localhost, cal posar el nom del host enlloc de 127.0.0.1. Tenir en compte també que cal desplaçar els ports.</text:p>
          <text:list>
            <text:list-item>
              <text:p text:style-name="P54">pages.public.url=<text:a xlink:type="simple" xlink:href="http://127.0.0.1:18080/fire-signature" text:style-name="Internet_20_link" text:visited-style-name="Visited_20_Internet_20_Link">http://127.0.0.1:18080/fire-signature</text:a></text:p>
            </text:list-item>
          </text:list>
        </text:list-item>
        <text:list-item>
          <text:p text:style-name="P55">Degut a una problema amb l’api fire-client 2.3 (que sembla que estarà sol·lucionat a la 2.4), cal canviar el nom del proveïdor de test per defecte «clavefirmatest» per a que sigui «clavefirma», per tant, caldrà canviar la propietat provider, i renombrar la propietat provider.clavefirmatest, de la següent manera:</text:p>
          <text:list>
            <text:list-item>
              <text:p text:style-name="P31">providers=clavefirma,local</text:p>
            </text:list-item>
            <text:list-item>
              <text:p text:style-name="P32">provider.clavefirma=es.gob.fire.server.connector.test.TestConnector</text:p>
              <text:p text:style-name="P32"/>
              <text:p text:style-name="P32"><text:s/></text:p>
            </text:list-item>
          </text:list>
        </text:list-item>
      </text:list>
      <text:h text:style-name="Heading_20_1" text:outline-level="1"><text:span text:style-name="T4">Configurar </text:span><text:span text:style-name="T5">proveïdor</text:span><text:span text:style-name="T4"> de test de Clavefirma</text:span></text:h>
      <text:p text:style-name="P16">En primer lloc, d’acord amb l’apuntat al darrer punt de l’apartat anterior cal renombre el fitxer de configuració «provider_clavefirmatest.properties» per «provider_clavefirma.properties» <text:span text:style-name="T32">(que es trobem a apache-tomcat-8.0.20_fire_2_3\webapps\fire_config)</text:span>, i l’editam.</text:p>
      <text:p text:style-name="P5">Si el component central s’ha de connectar al proveïdor de test de Clavefirma cal configurar un keystore i la resta de propietats. Però podem emprar directament</text:p>
      <text:p text:style-name="Preformatted_20_Text"><text:tab/>endpoint=<text:a xlink:type="simple" xlink:href="http://127.0.0.1:18080/clavefirma-test-services" text:style-name="Internet_20_link" text:visited-style-name="Visited_20_Internet_20_Link">http://127.0.0.1:18080/clavefirma-test-services</text:a></text:p>
      <text:p text:style-name="Preformatted_20_Text"/>
      <text:p text:style-name="P8"><text:span text:style-name="T9">i comentar tot el referent a </text:span><text:span text:style-name="T10">SSL</text:span></text:p>
      <text:p text:style-name="P10">També cal editar el fitxer test-backend.properties, i fixar el següent:</text:p>
      <text:list xml:id="list298716450" text:style-name="L7">
        <text:list-item>
          <text:p text:style-name="P56">Crear un directori temporal de treball pel servei de proves, i fixar-lo a la propietat tmp_dir:</text:p>
          <text:list>
            <text:list-item>
              <text:p text:style-name="P33">tmp_dir=<text:a xlink:type="simple" xlink:href="../../../../../../portafib/fire/apache-tomcat-8.0.20_fire_2_3/temp_sp" text:style-name="Internet_20_link" text:visited-style-name="Visited_20_Internet_20_Link">C:/portafib/fire/apache-tomcat-8.0.20_fire_2_3/temp_sp</text:a></text:p>
            </text:list-item>
          </text:list>
        </text:list-item>
      </text:list>
      <text:p text:style-name="Preformatted_20_Text"/>
      <text:list xml:id="list145315790596704" text:continue-numbering="true" text:style-name="L7">
        <text:list-item>
          <text:p text:style-name="P57">Fixar la URL accessible pels clients del servei de proves, amb el port desplaçat. Si feim proves des de fora de localhost cal posar el nom del host enlloc de 127.0.0.1</text:p>
          <text:list>
            <text:list-item>
              <text:p text:style-name="P33">url_service=http://127.0.0.1:18080/clavefirma-test-services</text:p>
            </text:list-item>
          </text:list>
        </text:list-item>
      </text:list>
      <text:h text:style-name="Heading_20_1" text:outline-level="1">Configurar client <text:span text:style-name="T11">i App de proves</text:span></text:h>
      <text:p text:style-name="P7"><text:span text:style-name="T10">Configurar el client </text:span><text:span text:style-name="T11">i la App de proves</text:span><text:span text:style-name="T10"> només cal si volem validar que la instal·lació funciona correctament abans de configurar el plugin de PortaFIB. El client no cal tenir-lo instal·lat, perquè serà PortaFIB el client.</text:span></text:p>
      <text:p text:style-name="P6">Per configurar <text:span text:style-name="T11">el client</text:span> editam el fitxer TOMCAT/webapps/fire_config/client_config.properties</text:p>
      <text:list xml:id="list3122148392" text:style-name="L8">
        <text:list-item>
          <text:p text:style-name="P58">Fixam la URL, retocant el port atès que hem desplaçat els ports per defecte:</text:p>
          <text:list>
            <text:list-item>
              <text:p text:style-name="P58">fireUrl=<text:a xlink:type="simple" xlink:href="https://127.0.0.1:18443/fire-signature/fireService" text:style-name="Internet_20_link" text:visited-style-name="Visited_20_Internet_20_Link">https://127.0.0.1:18443/fire-signature/fireService</text:a></text:p>
            </text:list-item>
          </text:list>
        </text:list-item>
        <text:list-item>
          <text:p text:style-name="P59">Seguidament configura<text:span text:style-name="T12">m</text:span> el keystore a emprar que serà el que hem emprat a la passa <text:bookmark-ref text:reference-format="text" text:ref-name="__RefHeading___Toc396_120112900">Extreure certificat per donar d’alta aplicació</text:bookmark-ref>, <text:span text:style-name="T12">fixant les propietats:</text:span></text:p>
          <text:list>
            <text:list-item>
              <text:p text:style-name="P34">javax.net.ssl.keyStore</text:p>
            </text:list-item>
            <text:list-item>
              <text:p text:style-name="P34">javax.net.ssl.keyStorePassword</text:p>
            </text:list-item>
            <text:list-item>
              <text:p text:style-name="P34">javax.net.ssl.keyStoreType</text:p>
            </text:list-item>
          </text:list>
        </text:list-item>
      </text:list>
      <text:p text:style-name="Preformatted_20_Text"><text:soft-page-break/></text:p>
      <text:p text:style-name="P9">Per configurar la app de proves editam el fitxer TOMCAT/webapps/fire_config/test-app.properties</text:p>
      <text:list xml:id="list888689773" text:style-name="L9">
        <text:list-item>
          <text:p text:style-name="P60">Fixam la URL externa de la app de proves, que la podem posar sobre HTTP enlloc de HTTPs, amb el port desplaçat. Si feim proves fora de localhost emprar el nom del host extern.</text:p>
          <text:list>
            <text:list-item>
              <text:p text:style-name="P35">urlbase=<text:a xlink:type="simple" xlink:href="http://127.0.0.1:18080/fire-test-jsp/" text:style-name="Internet_20_link" text:visited-style-name="Visited_20_Internet_20_Link">http://127.0.0.1:18080/fire-test-jsp/</text:a></text:p>
            </text:list-item>
          </text:list>
        </text:list-item>
      </text:list>
      <text:p text:style-name="Preformatted_20_Text"/>
      <text:list xml:id="list145315894583622" text:continue-numbering="true" text:style-name="L9">
        <text:list-item>
          <text:p text:style-name="P60">Fixar l’app Id, que serà el que s’ha generat a l’aplicació d’administració a <text:bookmark-ref text:reference-format="text" text:ref-name="__RefHeading___Toc398_120112900">Registrar aplicació amb base de dades</text:bookmark-ref><text:s/>o bé el que haguem fixat directament a <text:bookmark-ref text:reference-format="text" text:ref-name="__RefHeading___Toc400_120112900">Registrar aplicació sense base de dades</text:bookmark-ref>.</text:p>
          <text:list>
            <text:list-item>
              <text:p text:style-name="P35">appId=PORTAFIB</text:p>
            </text:list-item>
          </text:list>
        </text:list-item>
      </text:list>
      <text:h text:style-name="Heading_20_1" text:outline-level="1">Provar la instal·lació</text:h>
      <text:p text:style-name="P11">Arrancar el TOMCAT <text:span text:style-name="T33">(catalina.bat run)</text:span> i accedir a <text:a xlink:type="simple" xlink:href="http://127.0.0.1:18080/fire-test-jsp/" text:style-name="Internet_20_link" text:visited-style-name="Visited_20_Internet_20_Link"><text:span text:style-name="T11">http://127.0.0.1:18080/fire-test-jsp/</text:span></text:a></text:p>
      <text:p text:style-name="P11">Entrar amb l’usuari indicat per defecte «00001». <text:span text:style-name="T15">Provar de fer una firma emprant el servei de Clavefirma emprant el pin «1111».</text:span></text:p>
      <text:h text:style-name="Heading_20_1" text:outline-level="1">Crear nous usuaris</text:h>
      <text:p text:style-name="P13">Es poden crear nous usuaris creant el directori TOMCAT/webapps/fire_config/testservice, i posat dedins parells de fitxers pkcs12 i properties. Per exemple per crear un usuari pel certificat de proves de la FNMT Pruebas Eidas Certificado (NIF: 99999999R), faríem el següent:</text:p>
      <text:list xml:id="list1469278658" text:style-name="L10">
        <text:list-item>
          <text:p text:style-name="P61">Copiam el certificat amb el nom 99999999R.p12 a dins TOMCAT/webapps/fire_config/testservice/</text:p>
        </text:list-item>
        <text:list-item>
          <text:p text:style-name="P61">Cream un fitxer 99999999R.properties amb el contingut:</text:p>
        </text:list-item>
      </text:list>
      <text:p text:style-name="P24">state=OK</text:p>
      <text:p text:style-name="P24">password=1234<text:line-break/></text:p>
      <text:p text:style-name="P20">Per provar que l’usuari funciona correctament, accedim a <text:a xlink:type="simple" xlink:href="http://127.0.0.1:18080/fire-test-jsp/" text:style-name="Internet_20_link" text:visited-style-name="Visited_20_Internet_20_Link">http://127.0.0.1:18080/fire-test-jsp/</text:a> i ficam «99999999R» com a nom d’usuari.</text:p>
      <text:h text:style-name="P28" text:outline-level="1">Configurar Plugin de PortaFIB</text:h>
      <text:p text:style-name="P21">Al manual d’instal·lació de PortaFIB es pot trobar amb més detalls els diferents paràmetres. A continuació s’indica la configuració mínima necessària.</text:p>
      <text:p text:style-name="P21">Com a Administrador, a les plantilles de mòduls de firma web afegir un plugin amb la classe «org.fundaciobit.plugins.signatureweb.fire.FIReSignatureWebPlugin», i les següents propietats:</text:p>
      <text:p text:style-name="P21"/>
      <text:p text:style-name="P25">es.caib.portafib.plugins.signatureweb.fire.debug=true</text:p>
      <text:p text:style-name="P25"># l’appId generada o establerta</text:p>
      <text:p text:style-name="P25">es.caib.portafib.plugins.signatureweb.fire.appid=PORTAFIB</text:p>
      <text:p text:style-name="P25">es.caib.portafib.plugins.signatureweb.fire.procedure=PROCEDURE</text:p>
      <text:p text:style-name="P25"/>
      <text:p text:style-name="P25"># deixar buid per permetre autofirma</text:p>
      <text:p text:style-name="P25">es.caib.portafib.plugins.signatureweb.fire.certOrigin=clavefirma</text:p>
      <text:p text:style-name="P25"/>
      <text:p text:style-name="P25">es.caib.portafib.plugins.signatureweb.fire.appName=PortaFIB</text:p>
      <text:p text:style-name="P25"><text:soft-page-break/>es.caib.portafib.plugins.signatureweb.fire.fireUrl=https://localhost:18443/fire-signature/fireService</text:p>
      <text:p text:style-name="P25"/>
      <text:p text:style-name="P25"># Ruta al magatzem JKS o PKCS12 amb el certificat per autenticar-se registrat amb l’appId</text:p>
      <text:p text:style-name="Preformatted_20_Text"><text:span text:style-name="T28">es.caib.portafib.plugins.signatureweb.fire.javax.net.ssl.keyStore=</text:span><text:a xlink:type="simple" xlink:href="../../../../../../ruta" text:style-name="Internet_20_link" text:visited-style-name="Visited_20_Internet_20_Link"><text:span text:style-name="T28">C:/ruta</text:span></text:a><text:span text:style-name="T28"> al magatzem de claus.jks</text:span></text:p>
      <text:p text:style-name="P25">es.caib.portafib.plugins.signatureweb.fire.javax.net.ssl.keyStorePassword=xxxxx</text:p>
      <text:p text:style-name="P25">es.caib.portafib.plugins.signatureweb.fire.javax.net.ssl.keyStoreType=JKS</text:p>
      <text:p text:style-name="P25"/>
      <text:p text:style-name="P25">es.caib.portafib.plugins.signatureweb.fire.javax.net.ssl.trustStore=all</text:p>
      <text:p text:style-name="P25"/>
      <text:p text:style-name="P25">es.caib.portafib.plugins.signatureweb.fire.allowcertificategeneration=true</text:p>
      <text:p text:style-name="P25">es.caib.portafib.plugins.signatureweb.fire.passfilterwhennonregistereduser=true</text:p>
      <text:p text:style-name="P25">es.caib.portafib.plugins.signatureweb.fire.showinfowhennonregistereduser=true</text:p>
      <text:p text:style-name="P25">es.caib.portafib.plugins.signatureweb.fire.passfilterwhenusercertificateblocked=true</text:p>
      <text:p text:style-name="P25">es.caib.portafib.plugins.signatureweb.fire.showinfowhenusercertificateblocked=true</text:p>
      <text:p text:style-name="P25">es.caib.portafib.plugins.signatureweb.fire.passfilterwhenuserhasweakregistry=true</text:p>
      <text:p text:style-name="P25">es.caib.portafib.plugins.signatureweb.fire.showinfowhenuserhasweakregistry=true</text:p>
      <text:p text:style-name="P25">es.caib.portafib.plugins.signatureweb.fire.ignore_certificate_filter=true</text:p>
      <text:p text:style-name="P25"/>
      <text:p text:style-name="P25"># {0} == username || {1} == administrationID (NIF)</text:p>
      <text:p text:style-name="P25">es.caib.portafib.plugins.signatureweb.fire.userspattern={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2T12:44:00.787000000</meta:creation-date>
    <dc:date>2021-09-29T14:34:03.784000000</dc:date>
    <meta:editing-duration>PT4H51M54S</meta:editing-duration>
    <meta:editing-cycles>30</meta:editing-cycles>
    <meta:generator>LibreOffice/7.1.0.3$Windows_X86_64 LibreOffice_project/f6099ecf3d29644b5008cc8f48f42f4a40986e4c</meta:generator>
    <meta:document-statistic meta:table-count="0" meta:image-count="0" meta:object-count="0" meta:page-count="6" meta:paragraph-count="137" meta:word-count="1581" meta:character-count="12375" meta:non-whitespace-character-count="10998"/>
  </office:meta>
</office:document-meta>
</file>